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c0162" officeooo:paragraph-rsid="002c0162"/>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109db" officeooo:paragraph-rsid="001f98cf"/>
    </style:style>
    <style:style style:name="P10" style:family="paragraph" style:parent-style-name="normal">
      <style:text-properties style:text-underline-style="none" officeooo:rsid="002a3229" officeooo:paragraph-rsid="0031ad1f"/>
    </style:style>
    <style:style style:name="P11" style:family="paragraph" style:parent-style-name="normal">
      <style:text-properties style:text-underline-style="none" officeooo:rsid="002c67fe" officeooo:paragraph-rsid="002c67fe" fo:background-color="#ffff00"/>
    </style:style>
    <style:style style:name="P12" style:family="paragraph" style:parent-style-name="normal">
      <style:text-properties style:text-underline-style="none" officeooo:rsid="002e3875" officeooo:paragraph-rsid="002e3875" fo:background-color="#ffff00"/>
    </style:style>
    <style:style style:name="P13" style:family="paragraph" style:parent-style-name="normal">
      <style:text-properties style:text-underline-style="none" officeooo:rsid="003a5d65" officeooo:paragraph-rsid="003a5d65" fo:background-color="#ffff00"/>
    </style:style>
    <style:style style:name="P14" style:family="paragraph" style:parent-style-name="normal">
      <style:text-properties style:text-underline-style="none" officeooo:rsid="003abc14" officeooo:paragraph-rsid="003abc14" fo:background-color="#ffff00"/>
    </style:style>
    <style:style style:name="P15" style:family="paragraph" style:parent-style-name="normal">
      <style:text-properties style:text-underline-style="none" officeooo:rsid="00410c78" officeooo:paragraph-rsid="00410c78" fo:background-color="#ffff00"/>
    </style:style>
    <style:style style:name="P16" style:family="paragraph" style:parent-style-name="normal">
      <style:text-properties style:text-underline-style="none" officeooo:rsid="00473408" officeooo:paragraph-rsid="00473408" fo:background-color="#ffff00"/>
    </style:style>
    <style:style style:name="P17" style:family="paragraph" style:parent-style-name="normal">
      <style:text-properties style:text-underline-style="none" officeooo:rsid="00486162" officeooo:paragraph-rsid="00486162" fo:background-color="#ffff00"/>
    </style:style>
    <style:style style:name="P18" style:family="paragraph" style:parent-style-name="normal">
      <style:text-properties style:text-underline-style="none" officeooo:rsid="00511d2c" officeooo:paragraph-rsid="00511d2c" fo:background-color="#ffff00"/>
    </style:style>
    <style:style style:name="P19" style:family="paragraph" style:parent-style-name="normal">
      <style:text-properties style:text-underline-style="none" officeooo:rsid="00343687" officeooo:paragraph-rsid="00343687"/>
    </style:style>
    <style:style style:name="P20" style:family="paragraph" style:parent-style-name="normal">
      <style:text-properties style:text-underline-style="none" officeooo:rsid="003513a9" officeooo:paragraph-rsid="003513a9"/>
    </style:style>
    <style:style style:name="P21" style:family="paragraph" style:parent-style-name="normal">
      <style:text-properties style:text-underline-style="none" officeooo:rsid="003513a9" officeooo:paragraph-rsid="003a5d65"/>
    </style:style>
    <style:style style:name="P22" style:family="paragraph" style:parent-style-name="normal">
      <style:text-properties style:text-underline-style="none" officeooo:rsid="003513a9" officeooo:paragraph-rsid="003cd7ec"/>
    </style:style>
    <style:style style:name="P23" style:family="paragraph" style:parent-style-name="normal">
      <style:text-properties style:text-underline-style="none" officeooo:rsid="003513a9" officeooo:paragraph-rsid="004c7075"/>
    </style:style>
    <style:style style:name="P24" style:family="paragraph" style:parent-style-name="normal">
      <style:text-properties style:text-underline-style="none" officeooo:rsid="003620d6" officeooo:paragraph-rsid="003620d6"/>
    </style:style>
    <style:style style:name="P25" style:family="paragraph" style:parent-style-name="normal">
      <style:text-properties style:text-underline-style="none" officeooo:rsid="003a5d65" officeooo:paragraph-rsid="003a5d65"/>
    </style:style>
    <style:style style:name="P26" style:family="paragraph" style:parent-style-name="normal">
      <style:text-properties style:text-underline-style="none" officeooo:rsid="003abc14" officeooo:paragraph-rsid="003abc14" fo:background-color="transparent"/>
    </style:style>
    <style:style style:name="P27" style:family="paragraph" style:parent-style-name="normal">
      <style:text-properties style:text-underline-style="none" officeooo:rsid="003b03fc" officeooo:paragraph-rsid="003b03fc" fo:background-color="transparent"/>
    </style:style>
    <style:style style:name="P28" style:family="paragraph" style:parent-style-name="normal">
      <style:text-properties style:text-underline-style="none" officeooo:rsid="003cd7ec" officeooo:paragraph-rsid="003cd7ec"/>
    </style:style>
    <style:style style:name="P29" style:family="paragraph" style:parent-style-name="normal">
      <style:text-properties style:text-underline-style="none" officeooo:rsid="003e705d" officeooo:paragraph-rsid="003e705d"/>
    </style:style>
    <style:style style:name="P30" style:family="paragraph" style:parent-style-name="normal">
      <style:text-properties style:text-underline-style="none" officeooo:rsid="00410c78" officeooo:paragraph-rsid="00410c78"/>
    </style:style>
    <style:style style:name="P31" style:family="paragraph" style:parent-style-name="normal">
      <style:text-properties style:text-underline-style="none" officeooo:rsid="004372c5" officeooo:paragraph-rsid="004372c5"/>
    </style:style>
    <style:style style:name="P32" style:family="paragraph" style:parent-style-name="normal">
      <style:text-properties style:text-underline-style="none" officeooo:rsid="00469aa6" officeooo:paragraph-rsid="00469aa6"/>
    </style:style>
    <style:style style:name="P33" style:family="paragraph" style:parent-style-name="normal">
      <style:text-properties style:text-underline-style="none" officeooo:rsid="00469aa6" officeooo:paragraph-rsid="00472022"/>
    </style:style>
    <style:style style:name="P34" style:family="paragraph" style:parent-style-name="normal">
      <style:text-properties style:text-underline-style="none" officeooo:rsid="00473408" officeooo:paragraph-rsid="00473408"/>
    </style:style>
    <style:style style:name="P35" style:family="paragraph" style:parent-style-name="normal">
      <style:text-properties style:text-underline-style="none" officeooo:rsid="00486162" officeooo:paragraph-rsid="00486162"/>
    </style:style>
    <style:style style:name="P36" style:family="paragraph" style:parent-style-name="normal">
      <style:text-properties style:text-underline-style="none" officeooo:rsid="004a1936" officeooo:paragraph-rsid="004a1936"/>
    </style:style>
    <style:style style:name="P37" style:family="paragraph" style:parent-style-name="normal">
      <style:text-properties style:text-underline-style="none" officeooo:rsid="002836df" officeooo:paragraph-rsid="002836df"/>
    </style:style>
    <style:style style:name="P38" style:family="paragraph" style:parent-style-name="normal">
      <style:text-properties style:text-underline-style="none" officeooo:rsid="004d3ab0" officeooo:paragraph-rsid="004d3ab0"/>
    </style:style>
    <style:style style:name="P39" style:family="paragraph" style:parent-style-name="normal">
      <style:text-properties style:text-underline-style="none" officeooo:rsid="004dbed9" officeooo:paragraph-rsid="004dbed9"/>
    </style:style>
    <style:style style:name="P40" style:family="paragraph" style:parent-style-name="normal">
      <style:text-properties style:text-underline-style="none" officeooo:rsid="00511d2c" officeooo:paragraph-rsid="00511d2c"/>
    </style:style>
    <style:style style:name="P41" style:family="paragraph" style:parent-style-name="normal">
      <style:text-properties fo:font-style="italic" style:text-underline-style="none" officeooo:rsid="002e3875" officeooo:paragraph-rsid="002e3875" style:font-style-asian="italic" style:font-style-complex="italic"/>
    </style:style>
    <style:style style:name="P42" style:family="paragraph" style:parent-style-name="Text_20_body">
      <style:text-properties officeooo:rsid="002e3875" officeooo:paragraph-rsid="002e3875"/>
    </style:style>
    <style:style style:name="P43" style:family="paragraph" style:parent-style-name="normal" style:list-style-name="L1">
      <style:text-properties style:text-underline-style="none" officeooo:rsid="002e3875" officeooo:paragraph-rsid="002e3875"/>
    </style:style>
    <style:style style:name="P44" style:family="paragraph" style:parent-style-name="normal" style:list-style-name="L1">
      <style:text-properties style:text-underline-style="none" officeooo:rsid="0030a090" officeooo:paragraph-rsid="0030a090"/>
    </style:style>
    <style:style style:name="P45" style:family="paragraph" style:parent-style-name="normal">
      <style:text-properties style:text-underline-style="none" officeooo:rsid="00511d2c" officeooo:paragraph-rsid="00511d2c"/>
    </style:style>
    <style:style style:name="P46" style:family="paragraph" style:parent-style-name="normal">
      <style:text-properties style:text-underline-style="none" officeooo:rsid="00518453" officeooo:paragraph-rsid="0052b05a"/>
    </style:style>
    <style:style style:name="P47" style:family="paragraph" style:parent-style-name="normal">
      <style:text-properties style:text-underline-style="none" officeooo:rsid="0052b05a" officeooo:paragraph-rsid="0052b05a"/>
    </style:style>
    <style:style style:name="P48" style:family="paragraph" style:parent-style-name="normal">
      <style:text-properties style:text-underline-style="none" officeooo:rsid="005320bd" officeooo:paragraph-rsid="005320bd"/>
    </style:style>
    <style:style style:name="P49" style:family="paragraph" style:parent-style-name="normal">
      <style:text-properties style:text-underline-style="none" officeooo:rsid="005320bd" officeooo:paragraph-rsid="005320bd" fo:background-color="#ffff00"/>
    </style:style>
    <style:style style:name="P50" style:family="paragraph" style:parent-style-name="normal">
      <style:text-properties style:text-underline-style="none" officeooo:rsid="0053925e" officeooo:paragraph-rsid="0053925e" fo:background-color="#ffff00"/>
    </style:style>
    <style:style style:name="P51" style:family="paragraph" style:parent-style-name="normal">
      <style:text-properties style:text-underline-style="none" officeooo:rsid="0053925e" officeooo:paragraph-rsid="0055d57e" fo:background-color="#ffff00"/>
    </style:style>
    <style:style style:name="P52" style:family="paragraph" style:parent-style-name="normal">
      <style:text-properties style:text-underline-style="none" officeooo:rsid="0053925e" officeooo:paragraph-rsid="0053925e"/>
    </style:style>
    <style:style style:name="P53" style:family="paragraph" style:parent-style-name="normal">
      <style:text-properties style:text-underline-style="none" officeooo:rsid="00554587" officeooo:paragraph-rsid="00554587"/>
    </style:style>
    <style:style style:name="P54" style:family="paragraph" style:parent-style-name="normal">
      <style:text-properties style:text-underline-style="none" officeooo:rsid="0055d57e" officeooo:paragraph-rsid="0055d57e"/>
    </style:style>
    <style:style style:name="P55" style:family="paragraph" style:parent-style-name="normal">
      <style:text-properties style:text-underline-style="none" officeooo:rsid="0058e789" officeooo:paragraph-rsid="0058e789"/>
    </style:style>
    <style:style style:name="P56" style:family="paragraph" style:parent-style-name="normal" style:list-style-name="L1">
      <style:text-properties officeooo:rsid="002e3875" officeooo:paragraph-rsid="002e3875"/>
    </style:style>
    <style:style style:name="P57" style:family="paragraph" style:parent-style-name="normal" style:list-style-name="L1">
      <style:text-properties officeooo:rsid="002f83ad" officeooo:paragraph-rsid="002f83ad"/>
    </style:style>
    <style:style style:name="P58" style:family="paragraph" style:parent-style-name="Heading_20_1">
      <style:text-properties officeooo:rsid="002defb8" officeooo:paragraph-rsid="002defb8"/>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fo:background-color="#ffff00" loext:char-shading-value="0"/>
    </style:style>
    <style:style style:name="T13" style:family="text">
      <style:text-properties officeooo:rsid="002c0162" fo:background-color="#ffff00" loext:char-shading-value="0"/>
    </style:style>
    <style:style style:name="T14" style:family="text">
      <style:text-properties officeooo:rsid="003f8275" fo:background-color="#ffff00" loext:char-shading-value="0"/>
    </style:style>
    <style:style style:name="T15" style:family="text">
      <style:text-properties officeooo:rsid="0041f167" fo:background-color="#ffff00" loext:char-shading-value="0"/>
    </style:style>
    <style:style style:name="T16" style:family="text">
      <style:text-properties officeooo:rsid="00461686" fo:background-color="#ffff00" loext:char-shading-value="0"/>
    </style:style>
    <style:style style:name="T17" style:family="text">
      <style:text-properties fo:background-color="#ffff00" loext:char-shading-value="0"/>
    </style:style>
    <style:style style:name="T18" style:family="text">
      <style:text-properties officeooo:rsid="0055d57e" fo:background-color="#ffff00" loext:char-shading-value="0"/>
    </style:style>
    <style:style style:name="T19" style:family="text">
      <style:text-properties officeooo:rsid="0038cd47"/>
    </style:style>
    <style:style style:name="T20" style:family="text">
      <style:text-properties officeooo:rsid="003a5d65"/>
    </style:style>
    <style:style style:name="T21" style:family="text">
      <style:text-properties officeooo:rsid="003cd7ec"/>
    </style:style>
    <style:style style:name="T22" style:family="text">
      <style:text-properties officeooo:rsid="003f8275"/>
    </style:style>
    <style:style style:name="T23" style:family="text">
      <style:text-properties officeooo:rsid="00410c78"/>
    </style:style>
    <style:style style:name="T24" style:family="text">
      <style:text-properties officeooo:rsid="0041f167"/>
    </style:style>
    <style:style style:name="T25" style:family="text">
      <style:text-properties officeooo:rsid="00461686"/>
    </style:style>
    <style:style style:name="T26" style:family="text">
      <style:text-properties officeooo:rsid="00472022"/>
    </style:style>
    <style:style style:name="T27" style:family="text">
      <style:text-properties officeooo:rsid="004aca6c"/>
    </style:style>
    <style:style style:name="T28" style:family="text">
      <style:text-properties officeooo:rsid="004c7075"/>
    </style:style>
    <style:style style:name="T29" style:family="text">
      <style:text-properties officeooo:rsid="004ff415"/>
    </style:style>
    <style:style style:name="T30" style:family="text">
      <style:text-properties officeooo:rsid="00518453"/>
    </style:style>
    <style:style style:name="T31" style:family="text">
      <style:text-properties officeooo:rsid="0052b05a"/>
    </style:style>
    <style:style style:name="T32" style:family="text">
      <style:text-properties officeooo:rsid="005320bd"/>
    </style:style>
    <style:style style:name="T33" style:family="text">
      <style:text-properties officeooo:rsid="0053925e"/>
    </style:style>
    <style:style style:name="T34" style:family="text">
      <style:text-properties officeooo:rsid="0055d57e"/>
    </style:style>
    <style:style style:name="T35" style:family="text">
      <style:text-properties officeooo:rsid="005758e1"/>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0">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con respecto al caso de 80x80 (?)). </text:span><text:span text:style-name="T13">--lo que sigue no se si incluirlo--</text:span><text:span text:style-name="T13"><office:annotation><dc:creator>Andres Huayquil </dc:creator><dc:date>2016-05-09T23:50:54</dc:date><loext:sender-initials>A</loext:sender-initials><text:p text:style-name="P59"><text:span text:style-name="T36">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7"/>
      <text:p text:style-name="P11">–-Equipos donde se corrieron las pruebas (2 o 3).</text:p>
      <text:p text:style-name="P8">Las pruebas se llevaron a cabo en varios equipos para tener <text:span text:style-name="T11">distintos </text:span>resultados <text:span text:style-name="T11">que permitan</text:span> realizar una mejor evaluación del proceso de optimización. </text:p>
      <text:p text:style-name="P8">La equipos utilizados fueron:</text:p>
      <text:list xml:id="list1651526116669440024" text:style-name="L1">
        <text:list-item>
          <text:p text:style-name="P43">Equipo 1:</text:p>
          <text:list>
            <text:list-item>
              <text:p text:style-name="P43">Procesador AMD Phenom II 965 x86_64</text:p>
            </text:list-item>
            <text:list-item>
              <text:p text:style-name="P43">Mother ASUS ...</text:p>
            </text:list-item>
            <text:list-item>
              <text:p text:style-name="P43">4Gb RAM</text:p>
            </text:list-item>
            <text:list-item>
              <text:p text:style-name="P43">HD SATA II </text:p>
            </text:list-item>
          </text:list>
        </text:list-item>
        <text:list-item>
          <text:p text:style-name="P43">Equipo 2:</text:p>
          <text:list>
            <text:list-item>
              <text:p text:style-name="P56"><text:span text:style-name="T7">Procesador Intel Core i3-370</text:span><text:span text:style-name="T8">M</text:span><text:span text:style-name="T7"> x86_64</text:span></text:p>
            </text:list-item>
            <text:list-item>
              <text:p text:style-name="P43">Mother Dell</text:p>
            </text:list-item>
            <text:list-item>
              <text:p text:style-name="P43"><text:soft-page-break/>6Gb RAM</text:p>
            </text:list-item>
            <text:list-item>
              <text:p text:style-name="P43">HD SATA III</text:p>
            </text:list-item>
          </text:list>
        </text:list-item>
        <text:list-item>
          <text:p text:style-name="P43">Equipo 3</text:p>
          <text:list>
            <text:list-item>
              <text:p text:style-name="P56"><text:span text:style-name="T7">Procesador Intel Core i7-</text:span><text:span text:style-name="T8">3630QM <text:s/>2.4GHz <text:s/>x86_64</text:span></text:p>
            </text:list-item>
            <text:list-item>
              <text:p text:style-name="P57"><text:span text:style-name="T7">Motherboard Toshiba </text:span><text:span text:style-name="T9">Portable PC Version MP</text:span></text:p>
            </text:list-item>
            <text:list-item>
              <text:p text:style-name="P44">12Gb RAM</text:p>
            </text:list-item>
            <text:list-item>
              <text:p text:style-name="P44">HD SATA III</text:p>
            </text:list-item>
          </text:list>
        </text:list-item>
      </text:list>
      <text:p text:style-name="P5"/>
      <text:h text:style-name="P58" text:outline-level="1">4.3 Pruebas de tiempo</text:h>
      <text:p text:style-name="P42">Para las pruebas de tiempo se utilizó el comando time [<text:span text:style-name="T12">ref al man time online?</text:span>]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42">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1</text:span> Estado inicial y primer<text:span text:style-name="T3">as mediciones</text:span></text:h>
      <text:p text:style-name="P6">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19"><text:span text:style-name="T20">En cualquiera de los equipos r</text:span>ealizamos la compilación con el siguiente comando:</text:p>
      <text:p text:style-name="P19"/>
      <text:p text:style-name="P20">$ gfortran -o original invisidos2fin.for</text:p>
      <text:p text:style-name="P20"/>
      <text:p text:style-name="P20">Esto crea un archivo ejecutable llamado “original”.</text:p>
      <text:p text:style-name="P20">Para poder lanzar el ejecutable y poder verificar el tiempo lo realizamos con el comando:</text:p>
      <text:p text:style-name="P20"/>
      <text:p text:style-name="P20">$ time ./original</text:p>
      <text:p text:style-name="P20"/>
      <text:p text:style-name="P21">La ejecución generará todos los archivos utilizados para cálculos intermedios y resultados finales así como los temporales con los que el programa trabaja. </text:p>
      <text:p text:style-name="P25">En el primer equipo los archivos generados son X así como el tamaño en disco ocupado por los mismos es de X Gb, donde el mayor tamaño es ocupado por los archivos .TMP. Esto lo podemos ver en la figura 4.3.<text:span text:style-name="T34">1</text:span>.xx. (imagen del tamaño del dir y de los arch)</text:p>
      <text:p text:style-name="P24">El tiempo resultante arroja para la linea real (tiempo real/total de ejecución) XmYs, donde el tiempo de usuario está muy cercano con XmYs y el tiempo de sistema es blabla. Se puede observar esto en la figura 4.3.<text:span text:style-name="T34">1</text:span>.yy.</text:p>
      <text:p text:style-name="P6"/>
      <text:p text:style-name="P12">Mostrar tiempo</text:p>
      <text:p text:style-name="P12">mostrar archivos <text:span text:style-name="T23">(tamaño con du -sh)</text:span> y en especial los tmp. ¿memoria?</text:p>
      <text:p text:style-name="P8"/>
      <text:p text:style-name="P25"><text:span text:style-name="T24">Como l</text:span>a ejecución <text:span text:style-name="T24">es deterministica </text:span>en los otros <text:span text:style-name="T24">dos </text:span>equipos se generan X archivos <text:span text:style-name="T24">también</text:span>, ocupando en disco X1 Mb <text:span text:style-name="T24">en el segundo</text:span> y X2 Mb <text:span text:style-name="T24">en el tercero </text:span><text:span text:style-name="T15">(si hay mucha variación explicar el tamaño de bloque y el tipo de FS y dejar para estudio)</text:span>. Los tiempos varían, <text:span text:style-name="T24">tomando la ejecución</text:span> Z <text:soft-page-break/>min en el segundo equipo, <text:span text:style-name="T24">siendo más rápido en un factor de XXX,</text:span> y <text:span text:style-name="T24">tomando </text:span>Z1 min en el tercero <text:span text:style-name="T24">donde el factor ahora de mejora en velocidad es de YYY</text:span>. Podemos ver estos datos en la tabla 4.3.xx.</text:p>
      <text:p text:style-name="P25"/>
      <text:p text:style-name="P13">Agregar tabla 4.3.xx con cant archivos, espacio en disco y tiempos de cada equipo.</text:p>
      <text:p text:style-name="P25"/>
      <text:p text:style-name="P25">La cantidad de memoria consumida por el programa en cada equipo es de X Mb en el primer equipo, Y Mb en el segundo y Z Mb en el tercero. <text:span text:style-name="T25">Estos datos se obtienen del comando pmap [</text:span><text:span text:style-name="T16">referencia a man online?</text:span><text:span text:style-name="T25">] aplicado sobre el proceso en ejecución, y s</text:span>e puede<text:span text:style-name="T25">n</text:span> observar en la tabla 4.3.yy. </text:p>
      <text:p text:style-name="P25"/>
      <text:p text:style-name="P13">Agregar tabla 4.3.yy</text:p>
      <text:p text:style-name="P13"/>
      <text:p text:style-name="P26">Por último la CPU utilizada siempre es una sola de las disponibles, ya que el programa es secuencial. Esto se puede observar en la figura 4.3.<text:span text:style-name="T34">1.zzz</text:span>, donde se ve el trabajo en uno de los momentos en que el programa está dentro de la subrutina estela.</text:p>
      <text:p text:style-name="P26"/>
      <text:p text:style-name="P14">Agregar figura 4.3.<text:span text:style-name="T34">1.zzz</text:span></text:p>
      <text:p text:style-name="P26"/>
      <text:p text:style-name="P27">Los datos vistos hasta el momento son la ejecución del programa original, las subsecciones siguientes mostraran como evoluciona con la optimización.</text:p>
      <text:p text:style-name="P27"/>
      <text:h text:style-name="Heading_20_3" text:outline-level="3">4.<text:span text:style-name="T5">3</text:span>.<text:span text:style-name="T34">2</text:span> Optimización secuencial <text:span text:style-name="T3">y mediciones intermedias</text:span></text:h>
      <text:p text:style-name="P41">Mostrar tiempos y el uso de archivos, mostrar la baja de los tmp y el espacio ocupado. ¿memoria?</text:p>
      <text:p text:style-name="P8"/>
      <text:p text:style-name="P28">Luego de realizar la optimización secuencial volvemos a tomar mediciones. La compilación sigue siendo con el mismo comando ya que no realizamos la adición de ninguna optimización paralela aún.</text:p>
      <text:p text:style-name="P28"/>
      <text:p text:style-name="P22">$ gfortran -o <text:span text:style-name="T21">optsecuencial</text:span> invisidos2fin_<text:span text:style-name="T21">optSecuencial</text:span>.for</text:p>
      <text:p text:style-name="P22"/>
      <text:p text:style-name="P28">Y nuevamente para medir el tiempo del programa ejecutamos la instrucción time.</text:p>
      <text:p text:style-name="P28"/>
      <text:p text:style-name="P22">$ time ./o<text:span text:style-name="T21">ptsecuencial</text:span></text:p>
      <text:p text:style-name="P28"/>
      <text:p text:style-name="P29">Al observar el directorio donde se ejecuta la aplicación, podemos observar que la optimización secuencial se ha librado de los archivos TMP, ya que ahora lleva los cálculos intermedios en la memoria para poder mejorar los tiempos de acceso. El resto de archivos siguen existiendo,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2">[</text:span><text:span text:style-name="T14">ref al código??</text:span><text:span text:style-name="T22">]</text:span>.</text:p>
      <text:p text:style-name="P30">El tamaño ocupado por los archivos del programa ahora es de X Mb y como se indicaba, no estan mas los archivos TMP. Esto se puede observar en la figura 4.3.<text:span text:style-name="T34">2</text:span>.xx.</text:p>
      <text:p text:style-name="P30"/>
      <text:p text:style-name="P15">Agregar figura 4.3.<text:span text:style-name="T34">2</text:span>.xx <text:span text:style-name="T24">(du -sh y ls)</text:span></text:p>
      <text:p text:style-name="P29"/>
      <text:p text:style-name="P31">El tiempo obtenido en la primer computadora es de X1min <text:span text:style-name="T25">Y1</text:span>seg, y siendo que en su versión original en la misma maquina su tiempo fue de <text:span text:style-name="T25">XmYs, se obtiene un ganancia de XG min YG seg, que está en el factor de TTT de mejora en el tiempo.</text:span></text:p>
      <text:p text:style-name="P32"><text:soft-page-break/>En la segunda computadora los tiempos obtenidos son de X2min Y2seg y la versión original dio XmYs, donde se observan XG min YG seg de mejora, dando un factor de TTT1 de mejora en el tiempo.</text:p>
      <text:p text:style-name="P33"><text:span text:style-name="T26">Finalmente e</text:span>n la <text:span text:style-name="T26">tercera</text:span> computadora los tiempos obtenidos son de X<text:span text:style-name="T26">3</text:span>min Y<text:span text:style-name="T26">3</text:span>seg y la versión original dio XmYs, donde se observan XG min YG seg de mejora, dando un factor de TTT<text:span text:style-name="T26">2</text:span> de mejora en el tiempo.</text:p>
      <text:p text:style-name="P34">Estos datos se pueden observar en la tabla 4.3.<text:span text:style-name="T34">2</text:span>.1.</text:p>
      <text:p text:style-name="P34"/>
      <text:p text:style-name="P16">Agregar tabla 4.3.<text:span text:style-name="T34">2</text:span>.1</text:p>
      <text:p text:style-name="P34"/>
      <text:p text:style-name="P35">Observando la memoria en esta versión del programa obtenemos que consume X1 Mb en el primer equipo, dando una diferencia de AA Mb más en memoria para esta versión optimizada del programa. Esto se debe a los archivos que ya no utiliza mas en disco y debe llevar en memoria como external files. </text:p>
      <text:p text:style-name="P35">Observamos que consume Y1 Mb de memoria en el segundo equipo y Z1 Mb en el tercero.</text:p>
      <text:p text:style-name="P35">En la tabla 4.3.<text:span text:style-name="T34">2</text:span>.2 se ven estos datos.</text:p>
      <text:p text:style-name="P35"/>
      <text:p text:style-name="P17">Agregar tabla 4.3.<text:span text:style-name="T34">2</text:span>.2</text:p>
      <text:p text:style-name="P35"/>
      <text:p text:style-name="P36">Nuevamente en el caso de la CPU podemos observar que un solo procesador (o core) es el encargado de realizar la tarea ya que aún no se optimiza paralelamente. En la figura 4.3.<text:span text:style-name="T34">2</text:span>.zz podemos observar nuevamente la ejecución en el momento que está dentro de estela esta nueva versión del programa.</text:p>
      <text:p text:style-name="P36"/>
      <text:p text:style-name="P36"><text:span text:style-name="T17">Agregar figura 4.3.</text:span><text:span text:style-name="T18">2</text:span><text:span text:style-name="T17">.zz</text:span>.</text:p>
      <text:p text:style-name="P8"/>
      <text:h text:style-name="Heading_20_3" text:outline-level="3">4.<text:span text:style-name="T5">3.3</text:span> Optimización Paralela <text:span text:style-name="T3">y mediciones finales</text:span></text:h>
      <text:p text:style-name="P37"/>
      <text:p text:style-name="P36">Finalmente realizamos las pruebas con la versión optimizada paralelamente del programa. <text:span text:style-name="T27">Para esta prueba cambiamos la forma de compilar el programa ya que se debe indicar que aprovechará las directivas de OpenMP, esto lo realizamos pasando el parámetro “-fopenmp” al comando de compilación, de la siguiente manera:</text:span></text:p>
      <text:p text:style-name="P36"/>
      <text:p text:style-name="P23">$ gfortran -<text:span text:style-name="T28">fopenmp </text:span>-o <text:span text:style-name="T28">paralelo</text:span> invisidos2fin_<text:span text:style-name="T21">optSecuencial</text:span>.for</text:p>
      <text:p text:style-name="P23"/>
      <text:p text:style-name="P38"><text:span text:style-name="T30">Al terminar</text:span> tenemos ya código listo para ejecutarse aprovechando la paralelización que brinda OpenMP. Nuevamente nos interesa medir el tiempo de ejecución del programa por lo cual lo ejecutamos con el comando time.</text:p>
      <text:p text:style-name="P38"/>
      <text:p text:style-name="P38">$ time ./paralelo</text:p>
      <text:p text:style-name="P38"/>
      <text:p text:style-name="P39">El directorio de ejecución del programa se ve igual que en <text:span text:style-name="T29">la versión optimizada secuencialmente ya que en esta nueva versión se han agregado las directivas OpenMP utilizadas y no se ha tocado el código secuencial ni el tratamiento de los archivos.</text:span></text:p>
      <text:p text:style-name="P40">El tamaño ocupado por los archivos es de X Mb lo cual se muestra en la figura 4.3.<text:span text:style-name="T34">3</text:span>.xx.</text:p>
      <text:p text:style-name="P40"/>
      <text:p text:style-name="P18">Agregar figura 4.3.<text:span text:style-name="T34">3</text:span>.xx</text:p>
      <text:p text:style-name="P40"/>
      <text:p text:style-name="P40">Los resultados de time para la primer computadora indican que el tiempo de ejecución es de X1min Y1seg. Al comparar con los Xmin Yseg que tomó en su versión original podemos observar AA min de mejora en el tiempo, lo cual da un factor de XXX de mejora en <text:span text:style-name="T30">el desempeño</text:span>.</text:p>
      <text:p text:style-name="P46"><text:soft-page-break/>En la segunda computadora obtenemos X2min Y2seg <text:span text:style-name="T31">de tiempo de ejecución, mientras el programa original tomó </text:span>Xmin Yseg, <text:span text:style-name="T31">es decir XG min mas rápida la versión paralela, </text:span>lo cual da un factor de XXX1 de mejora en el desempeño.</text:p>
      <text:p text:style-name="P47">En la tercer computadora donde los tiempos han sido mas rápidos obtenemos que el tiempo de ejecución del programa es ahora de X3min Y3seg, siendo XD min YD seg mas rápido que en el original, <text:span text:style-name="T32">dandonos un factor de XXX2 de mejora en el desempeño. Podemos observar esto en la tabla 4.3.3.1</text:span></text:p>
      <text:p text:style-name="P47"/>
      <text:p text:style-name="P49">Agregar tabla 4.3.<text:span text:style-name="T34">3</text:span>.1</text:p>
      <text:p text:style-name="P48"/>
      <text:p text:style-name="P48">Observando la memoria, en la primer computadora el programa consume X1 Mb de RAM, lo que indica AA Mb mas de memoria con respecto al original, pero apenas AA1 Mb con respecto al optimizado secuencialmente. Esta menor diferencia entre las versiones optimizadas se debe a que en estructura del programa no son diferentes, excepto por las construcciones paralelas.</text:p>
      <text:p text:style-name="P48">En <text:span text:style-name="T33">el segundo equipo consume Y1 Mb y en el tercero Z1 Mb, siendo los resultados similares (?) a los de la versión optimizada secuencialmente.</text:span></text:p>
      <text:p text:style-name="P52">Estos datos los observamos en la tabla 4.3.<text:span text:style-name="T34">3</text:span>.2.</text:p>
      <text:p text:style-name="P52"/>
      <text:p text:style-name="P50">Agregar Tabla 4.3.<text:span text:style-name="T34">3</text:span>.2</text:p>
      <text:p text:style-name="P52"/>
      <text:p text:style-name="P52">En el consumo de CPU esta vez podemos observar la diferencia entre los programas secuenciales y uno paralelizado. Observando en los tres equipos podemos notar que se han activado todos los cores disponibles en el equipo al momento de entrar en la zona de la subrutina estela. Podemos observar esto en la figura 4.3.<text:span text:style-name="T34">3</text:span>.zz. La activación de los cores no es administrada con directivas OpenMP por lo cual todos los cores disponibles son utilizados, pero como se indicaba en el capitulo 2 hay mas directivas que pueden ser estudiadas de OpenMP que podrían ser utilizadas para disminuir o incrementar la cantidad de hilos generados en una región paralela.</text:p>
      <text:p text:style-name="P52"/>
      <text:p text:style-name="P51">Agregar figura 4.3.<text:span text:style-name="T34">3</text:span>.zz</text:p>
      <text:p text:style-name="P52"/>
      <text:h text:style-name="Heading_20_1" text:outline-level="1">4.<text:span text:style-name="T19">4</text:span> Conclusión</text:h>
      <text:p text:style-name="P1"/>
      <text:p text:style-name="P53">En este capítulo hemos presentado distintas pruebas de ejecución de la aplicación objeto de estudio de esta tesis durante el proceso de optimización de la misma, distinguiendo tres etapas: aplicación original, aplicación optimizada secuencialmente, aplicación optimizada paralelamente. Además se utilizaron tres arquitecturas de hardware distintas para dar mayor amplitud a la prueba y poder observar el comportamiento de la aplicación <text:span text:style-name="T35">con distinto hardware.</text:span></text:p>
      <text:p text:style-name="P54">Como <text:span text:style-name="T35">primer instancia se tomó el programa original para tomar las mediciones que dieran la base de comparación para las etapas de optimización. Luego se aplicó la optimización como se indicó en el capítulo 3, optimización del código secuencial primero y paralelización de una porción del código después, la subrutina estela para este trabajo de tesis.</text:span></text:p>
      <text:p text:style-name="P55">Se pudo ver </text:p>
      <text:p text:style-name="P1"/>
      <text:p text:style-name="P1"/>
      <text:p text:style-name="P1"/>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6-09T21:52:15.802235476</dc:date>
    <meta:editing-duration>PT4H42M12S</meta:editing-duration>
    <meta:editing-cycles>43</meta:editing-cycles>
    <meta:generator>LibreOffice/5.1.3.2$Linux_X86_64 LibreOffice_project/10m0$Build-2</meta:generator>
    <dc:creator>Andres Huayquil </dc:creator>
    <meta:document-statistic meta:table-count="0" meta:image-count="0" meta:object-count="0" meta:page-count="5" meta:paragraph-count="90" meta:word-count="2131" meta:character-count="12591" meta:non-whitespace-character-count="10556"/>
  </office:meta>
</office:document-meta>
</file>